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 Dateisysteminformationen <text:line-break/></text:span><text:span text:style-name="T2"><text:line-break/></text:span></text:p>
      <text:p text:style-name="P2"><text:span text:style-name="T3">1. Wie viel freier Speicherplatz befindet sich auf dem Datenträger, der als / eingebunden ist?</text:span><text:span text:style-name="T4"><text:line-break/></text:span></text:p>
      <text:p text:style-name="P2"><text:span text:style-name="T4">df -h /<text:line-break/><text:line-break/></text:span><text:span text:style-name="T5">FS<text:tab/><text:tab/><text:tab/>Mounted as<text:tab/>Available</text:span></text:p>
      <text:p text:style-name="P2"><text:span text:style-name="T5">/dev/sda1<text:tab/><text:tab/>/<text:tab/><text:tab/><text:tab/>10115808<text:line-break/></text:span></text:p>
      <text:p text:style-name="P2"><text:span text:style-name="T6">2. Wie viel Speicherplatz nimmt das Verzeichnis /bin/ ein?</text:span></text:p>
      <text:p text:style-name="P2"><text:span text:style-name="T7"><text:line-break/>du /bin/<text:line-break/><text:line-break/></text:span><text:span text:style-name="T8">201316 /bin/</text:span></text:p>
      <text:p text:style-name="P2"><text:span text:style-name="T9"><text:line-break/></text:span><text:span text:style-name="T10">3. Wie viele Dateien befinden sich im Verzeichnis /bin/? Benutzen Sie dazu die Programme ls und wc mit Pipes.<text:line-break/></text:span><text:span text:style-name="T11"><text:line-break/>ls /bin/ | wc -l<text:line-break/></text:span></text:p>
      <text:p text:style-name="P2"><text:span text:style-name="T12">1591</text:span><text:span text:style-name="T13"><text:line-break/></text:span></text:p>
      <text:p text:style-name="P2"><text:span text:style-name="T14">4. Welches ist die größte Datei? Welches die kleinste? Benutzen Sie dazu die Programme du, sort und head bzw. tail mit Pipes.</text:span><text:span text:style-name="T15"><text:line-break/></text:span></text:p>
      <text:p text:style-name="P2"><text:span text:style-name="T15">sudo du / &gt; usage.txt | sort usage.txt &gt; usage_sorted.txt | head -1 usage_sorted.txt<text:line-break/></text:span></text:p>
      <text:p text:style-name="P2"><text:span text:style-name="T16">0<text:tab/>/dev</text:span></text:p>
      <text:p text:style-name="P2"><text:span text:style-name="T17"/></text:p>
      <text:p text:style-name="P2"><text:span text:style-name="T18">sudo du / &gt; usage.txt | sort usage.txt &gt; usage_sorted.txt | tail -1 usage_sorted.txt</text:span></text:p>
      <text:p text:style-name="P2"><text:span text:style-name="T18"><text:line-break/></text:span><text:span text:style-name="T19">13352159<text:tab/><text:tab/>/</text:span></text:p>
      <text:p text:style-name="P2"><text:span text:style-name="T20"/></text:p>
      <text:p text:style-name="P2"><text:span text:style-name="T21">Besser:</text:span></text:p>
      <text:p text:style-name="P2"><text:span text:style-name="T22"/></text:p>
      <text:p text:style-name="P2"><text:span text:style-name="T22">du -h * | sort -hr | head -n1</text:span></text:p>
      <text:p text:style-name="P2"><text:span text:style-name="T22"/></text:p>
      <text:p text:style-name="P2"><text:span text:style-name="T23">bzw.</text:span></text:p>
      <text:p text:style-name="P2"><text:span text:style-name="T24"/></text:p>
      <text:p text:style-name="P3"><text:span text:style-name="T25">du -h * | sort -h | head -n1</text:span></text:p>
      <text:p text:style-name="P4"><text:span text:style-name="T26"/></text:p>
      <text:p text:style-name="P4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